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2.6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2.302cm" fo:break-before="auto" style:use-optimal-row-height="false"/>
    </style:style>
    <style:style style:name="ro4" style:family="table-row">
      <style:table-row-properties style:row-height="3.969cm" fo:break-before="auto" style:use-optimal-row-height="false"/>
    </style:style>
    <style:style style:name="ro5" style:family="table-row">
      <style:table-row-properties style:row-height="6.244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3.201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ta1" style:family="table" style:master-page-name="PageStyle_5f_Solicit_20_e_20_Real_20_SP_20_e_20_SAD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fo:padding-top="0.101cm" fo:padding-bottom="0.101cm" fo:padding-left="0.127cm" fo:padding-right="0.127cm" fo:wrap-option="wrap" style:protect="position siz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min-height="0.675cm" fo:min-width="3.52cm" fo:padding-top="0.063cm" fo:padding-bottom="0cm" fo:padding-left="0.076cm" fo:padding-right="0cm" fo:wrap-option="no-wrap" style:protect="position size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6" style:family="graphic">
      <style:graphic-properties draw:stroke="none" draw:fill="solid" draw:fill-color="#c0c0c0" draw:textarea-horizontal-align="justify" draw:textarea-vertical-align="middle" draw:auto-grow-height="false" fo:padding-top="0.063cm" fo:padding-bottom="0.063cm" fo:padding-left="0.076cm" fo:padding-right="0cm" fo:wrap-option="wrap" style:protect="position size"/>
    </style:style>
    <style:style style:name="gr7" style:family="graphic">
      <style:graphic-properties draw:stroke="none" draw:fill="solid" draw:fill-color="#c0c0c0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8" style:family="graphic">
      <style:graphic-properties draw:stroke="solid" svg:stroke-width="0.026cm" svg:stroke-color="#000000" draw:stroke-linejoin="miter" draw:fill="none" draw:fill-color="#c0c0c0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9" style:family="graphic">
      <style:graphic-properties draw:stroke="solid" svg:stroke-width="0.026cm" svg:stroke-color="#000000" draw:stroke-linejoin="miter" draw:fill="none" draw:fill-color="#bfbfb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11" style:family="graphic">
      <style:graphic-properties draw:stroke="solid" svg:stroke-width="0.026cm" svg:stroke-color="#000000" draw:stroke-linejoin="miter" draw:fill="none" draw:fill-color="#c0c0c0" draw:textarea-horizontal-align="justify" draw:textarea-vertical-align="top" draw:auto-grow-height="false" fo:padding-top="0.063cm" fo:padding-bottom="0cm" fo:padding-left="0.076cm" fo:padding-right="0cm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start" style:writing-mode="lr-tb"/>
      <style:text-properties fo:font-size="9.5pt" style:font-size-asian="9.5pt" style:font-size-complex="9.5pt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9.5pt" fo:font-style="normal" fo:text-shadow="none" style:text-underline-style="none" fo:font-weight="normal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0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color="#80808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5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16" style:family="text">
      <style:text-properties fo:color="#333333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7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8" style:family="text">
      <style:text-properties fo:color="#969696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fo:color="#000000" style:text-outline="false" style:text-line-through-style="none" style:text-position="0% 100%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1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2" style:family="text">
      <style:text-properties fo:color="#333333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olicit e Real SP e SADT" table:style-name="ta1" table:print-ranges="'Solicit e Real SP e SADT'.A1:'Solicit e Real SP e SADT'.AD52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39" table:default-cell-style-name="ce1"/>
        <table:table-column table:style-name="co2" table:number-columns-repeated="767" table:default-cell-style-name="Default"/>
        <table:table-row table:style-name="ro1">
          <table:table-cell>
            <draw:custom-shape table:end-cell-address="'Solicit e Real SP e SADT'.AD53" table:end-x="0.924cm" table:end-y="0.113cm" draw:z-index="0" draw:name="Rectangle 108" draw:style-name="gr1" draw:text-style-name="P1" svg:width="53.4cm" svg:height="39.36cm" svg:x="0.028cm" svg:y="0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'Solicit e Real SP e SADT'.U6" table:end-x="0.2cm" table:end-y="0.417cm" draw:z-index="13" draw:name="Rectangle 112" draw:style-name="gr2" draw:text-style-name="P3" svg:width="23.226cm" svg:height="2.488cm" svg:x="1.133cm" svg:y="0.291cm">
              <text:p text:style-name="P2"><text:span text:style-name="T1">GUIA <text:s/>DE SERVIÇO PROFISSIONAL / SERVIÇO AUXILIAR DE </text:span></text:p>
              <text:p text:style-name="P2"><text:span text:style-name="T1">DIAGNÓSTICO E TERAPIA - SP/SADT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  <table:table-cell>
            <draw:custom-shape table:end-cell-address="'Solicit e Real SP e SADT'.AD3" table:end-x="1.031cm" table:end-y="0.427cm" draw:z-index="52" draw:name="Rectangle 4" draw:style-name="gr3" draw:text-style-name="P5" svg:width="12.224cm" svg:height="1.123cm" svg:x="1.293cm" svg:y="0.228cm">
              <text:p text:style-name="P4"><text:span text:style-name="T2">2- Nº</text:span><text:span text:style-name="T3"> </text:span><text:span text:style-name="T2">Guia no Prestador</text:span><text:span text:style-name="T4"> <text:s/></text:span><text:span text:style-name="T5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2">
          <table:table-cell/>
          <table:table-cell>
            <draw:custom-shape table:end-cell-address="'Solicit e Real SP e SADT'.D3" table:end-x="0.058cm" table:end-y="0.308cm" draw:z-index="37" draw:name="Text Box 210" draw:style-name="gr4" draw:text-style-name="P5" svg:width="3.596cm" svg:height="0.738cm" svg:x="0.029cm" svg:y="0.046cm">
              <text:p text:style-name="P4"><text:span text:style-name="T6">Logo da Empres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custom-shape table:end-cell-address="'Solicit e Real SP e SADT'.C9" table:end-x="1.482cm" table:end-y="0.56cm" draw:z-index="14" draw:name="Text Box 113" draw:style-name="gr5" draw:text-style-name="P6" svg:width="4.693cm" svg:height="1.371cm" svg:x="0.3cm" svg:y="0.141cm">
              <text:p text:style-name="P4"><text:span text:style-name="T2">1 - Registro ANS</text:span></text:p>
              <text:p text:style-name="P4"><text:span text:style-name="T2"/></text:p>
              <text:p text:style-name="P4"><text:span text:style-name="T7">|___|___|___|___|___|___|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Solicit e Real SP e SADT'.K9" table:end-x="1.732cm" table:end-y="0.561cm" draw:z-index="10" draw:name="Rectangle 102" draw:style-name="gr5" draw:text-style-name="P5" svg:width="14.278cm" svg:height="1.371cm" svg:x="1.723cm" svg:y="0.142cm">
              <text:p text:style-name="P4"><text:span text:style-name="T2">3 – Número da Guia Principal</text:span></text:p>
              <text:p text:style-name="P4"><text:span text:style-name="T2"/></text:p>
              <text:p text:style-name="P4"><text:span text:style-name="T2"><text:s text:c="2"/></text:span><text:span text:style-name="T7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>
            <draw:custom-shape table:end-cell-address="'Solicit e Real SP e SADT'.AD10" table:end-x="0.669cm" table:end-y="0.306cm" draw:z-index="17" draw:name="Rectangle 125" draw:style-name="gr6" draw:text-style-name="P6" svg:width="52.873cm" svg:height="0.45cm" svg:x="0.3cm" svg:y="2.149cm">
              <text:p text:style-name="P4"><text:span text:style-name="T2">Dados do Beneficiário</text:span></text:p>
              <draw:enhanced-geometry svg:viewBox="0 0 21600 21600" draw:type="rectangle" draw:enhanced-path="M 0 0 L 21600 0 21600 21600 0 21600 0 0 Z N"/>
            </draw:custom-shape>
            <draw:custom-shape table:end-cell-address="'Solicit e Real SP e SADT'.D9" table:end-x="1.766cm" table:end-y="2.049cm" draw:z-index="39" draw:name="Rectangle 198" draw:style-name="gr5" draw:text-style-name="P7" svg:width="6.76cm" svg:height="1.37cm" svg:x="0.3cm" svg:y="0.679cm">
              <text:p text:style-name="P4"><text:span text:style-name="T2"><text:s/></text:span><text:span text:style-name="T2">4 - Data da Autorização </text:span></text:p>
              <text:p text:style-name="P4"><text:span text:style-name="T8"/></text:p>
              <text:p text:style-name="P4"><text:span text:style-name="T7"><text:s/></text:span><text:span text:style-name="T7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M9" table:end-x="0.197cm" table:end-y="2.049cm" draw:z-index="1" draw:name="Rectangle 5" draw:style-name="gr5" draw:text-style-name="P5" svg:width="14.05cm" svg:height="1.37cm" svg:x="0.416cm" svg:y="0.679cm">
              <text:p text:style-name="P4"><text:span text:style-name="T2">5-Senha </text:span></text:p>
              <text:p text:style-name="P4"><text:span text:style-name="T9"/></text:p>
              <text:p text:style-name="P4"><text:span text:style-name="T7"><text:s/></text:span><text:span text:style-name="T7">|___|___|___|___|___|___|___|___|___|___|___|___|___|___|___|___|___|___|___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Solicit e Real SP e SADT'.P9" table:end-x="1.739cm" table:end-y="2.049cm" draw:z-index="30" draw:name="Rectangle 184" draw:style-name="gr5" draw:text-style-name="P5" svg:width="6.58cm" svg:height="1.37cm" svg:x="0.705cm" svg:y="0.679cm">
              <text:p text:style-name="P4"><text:span text:style-name="T2">6 - Data de Validade da Senha</text:span></text:p>
              <text:p text:style-name="P4"><text:span text:style-name="T9"/></text:p>
              <text:p text:style-name="P4"><text:span text:style-name="T2"><text:s/></text:span><text:span text:style-name="T7">|___|___| / |___|___| / |___|___|___|___|</text:span></text:p>
              <text:p text:style-name="P4"><text:span text:style-name="T9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X9" table:end-x="1.184cm" table:end-y="2.049cm" draw:z-index="53" draw:name="Rectangle 7" draw:style-name="gr5" draw:text-style-name="P5" svg:width="13.99cm" svg:height="1.37cm" svg:x="0.319cm" svg:y="0.679cm">
              <text:p text:style-name="P4"><text:span text:style-name="T2">7 - Número da Guia Atribuído pela Operadora</text:span></text:p>
              <text:p text:style-name="P4"><text:span text:style-name="T10"><text:s/></text:span></text:p>
              <text:p text:style-name="P4"><text:span text:style-name="T8"><text:s/></text:span><text:span text:style-name="T3">|___|___|___|___|___|___|___|___|___|___|___|___|___|___|___|___|___|___|___|___|</text:span></text:p>
              <text:p text:style-name="P4"><text:span text:style-name="T10"/></text:p>
              <text:p text:style-name="P4"><text:span text:style-name="T10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7"/>
        </table:table-row>
        <table:table-row table:style-name="ro4">
          <table:table-cell>
            <draw:custom-shape table:end-cell-address="'Solicit e Real SP e SADT'.F10" table:end-x="1.558cm" table:end-y="3.866cm" draw:z-index="18" draw:name="Rectangle 128" draw:style-name="gr5" draw:text-style-name="P5" svg:width="10.12cm" svg:height="1.37cm" svg:x="0.3cm" svg:y="2.496cm">
              <text:p text:style-name="P4"><text:span text:style-name="T2">13 - <text:s/>Código na Operadora</text:span></text:p>
              <text:p text:style-name="P4"><text:span text:style-name="T2"/></text:p>
              <text:p text:style-name="P4"><text:span text:style-name="T7"><text:s text:c="2"/></text:span><text:span text:style-name="T7">|___|___|___|___|___|___|___|___|___|___|___|___|___|___|</text:span></text:p>
              <draw:enhanced-geometry svg:viewBox="0 0 21600 21600" draw:type="rectangle" draw:enhanced-path="M 0 0 L 21600 0 21600 21600 0 21600 0 0 Z N"/>
            </draw:custom-shape>
            <draw:custom-shape table:end-cell-address="'Solicit e Real SP e SADT'.AD10" table:end-x="0.666cm" table:end-y="2.356cm" draw:z-index="23" draw:name="Rectangle 134" draw:style-name="gr7" draw:text-style-name="P6" svg:width="52.87cm" svg:height="0.45cm" svg:x="0.3cm" svg:y="1.906cm">
              <text:p text:style-name="P4"><text:span text:style-name="T2">Dados do Solicitante</text:span></text:p>
              <draw:enhanced-geometry svg:viewBox="0 0 21600 21600" draw:type="rectangle" draw:enhanced-path="M 0 0 L 21600 0 21600 21600 0 21600 0 0 Z N"/>
            </draw:custom-shape>
            <draw:custom-shape table:end-cell-address="'Solicit e Real SP e SADT'.H10" table:end-x="0.581cm" table:end-y="1.796cm" draw:z-index="33" draw:name="Rectangle 203" draw:style-name="gr5" draw:text-style-name="P5" svg:width="12.71cm" svg:height="1.37cm" svg:x="0.3cm" svg:y="0.426cm">
              <text:p text:style-name="P4"><text:span text:style-name="T2">8 - Número da Carteira</text:span></text:p>
              <text:p text:style-name="P4"><text:span text:style-name="T3"/></text:p>
              <text:p text:style-name="P4"><text:span text:style-name="T11"><text:s/></text:span><text:span text:style-name="T11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Solicit e Real SP e SADT'.AD10" table:end-x="0.608cm" table:end-y="3.864cm" draw:z-index="22" draw:name="Rectangle 133" draw:style-name="gr5" draw:text-style-name="P5" svg:width="42.35cm" svg:height="1.37cm" svg:x="0.117cm" svg:y="2.494cm">
              <text:p text:style-name="P4"><text:span text:style-name="T2">14 - Nome do Contratado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'Solicit e Real SP e SADT'.L10" table:end-x="0.29cm" table:end-y="1.794cm" draw:z-index="16" draw:name="Rectangle 123" draw:style-name="gr5" draw:text-style-name="P5" svg:width="6.63cm" svg:height="1.37cm" svg:x="0.795cm" svg:y="0.424cm">
              <text:p text:style-name="P4"><text:span text:style-name="T2">9 - Validade da Carteira</text:span></text:p>
              <text:p text:style-name="P4"><text:span text:style-name="T3"/></text:p>
              <text:p text:style-name="P4"><text:span text:style-name="T7"><text:s text:c="2"/></text:span><text:span text:style-name="T7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V10" table:end-x="1.011cm" table:end-y="1.794cm" draw:z-index="15" draw:name="Rectangle 121" draw:style-name="gr5" draw:text-style-name="P5" svg:width="19.2cm" svg:height="1.37cm" svg:x="0.482cm" svg:y="0.424cm">
              <text:p text:style-name="P4"><text:span text:style-name="T2">10 - Nome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custom-shape table:end-cell-address="'Solicit e Real SP e SADT'.AB10" table:end-x="0.171cm" table:end-y="1.794cm" draw:z-index="38" draw:name="Rectangle 223" draw:style-name="gr8" draw:text-style-name="P5" svg:width="9.64cm" svg:height="1.37cm" svg:x="1.233cm" svg:y="0.424cm">
              <text:p text:style-name="P4"><text:span text:style-name="T2">11 - Cartão Nacional de Saúde</text:span></text:p>
              <text:p text:style-name="P4"><text:span text:style-name="T3"/></text:p>
              <text:p text:style-name="P4"><text:span text:style-name="T11">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Solicit e Real SP e SADT'.AD10" table:end-x="0.478cm" table:end-y="1.722cm" draw:z-index="49" draw:name="Rectangle 123" draw:style-name="gr9" draw:text-style-name="P5" svg:width="3.846cm" svg:height="1.322cm" svg:x="0.396cm" svg:y="0.424cm">
              <text:p text:style-name="P4"><text:span text:style-name="T2">12 -Atendimento a RN </text:span><text:span text:style-name="T7"><text:s text:c="5"/></text:span></text:p>
              <text:p text:style-name="P4"><text:span text:style-name="T7"><text:s text:c="15"/></text:span><text:span text:style-name="T7">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6"/>
        </table:table-row>
        <table:table-row table:style-name="ro2">
          <table:table-cell>
            <draw:custom-shape table:end-cell-address="'Solicit e Real SP e SADT'.I14" table:end-x="1.387cm" table:end-y="0.023cm" draw:z-index="24" draw:name="Rectangle 170" draw:style-name="gr5" draw:text-style-name="P5" svg:width="15.3cm" svg:height="1.37cm" svg:x="0.3cm" svg:y="0.082cm">
              <text:p text:style-name="P4"><text:span text:style-name="T2">15 - Nome do Profissional Solicitante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Solicit e Real SP e SADT'.K14" table:end-x="0.889cm" table:end-y="0.021cm" draw:z-index="19" draw:name="Rectangle 129" draw:style-name="gr5" draw:text-style-name="P5" svg:width="2.62cm" svg:height="1.37cm" svg:x="1.836cm" svg:y="0.08cm">
              <text:p text:style-name="P4"><text:span text:style-name="T2">16 - Conselho Profissional </text:span></text:p>
              <text:p text:style-name="P4"><text:span text:style-name="T7"><text:s text:c="4"/></text:span><text:span text:style-name="T7">|___|___|</text:span></text:p>
              <text:p text:style-name="P4"><text:span text:style-name="T10"/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Solicit e Real SP e SADT'.Q14" table:end-x="0.827cm" table:end-y="0.021cm" draw:z-index="20" draw:name="Rectangle 130" draw:style-name="gr5" draw:text-style-name="P5" svg:width="10.49cm" svg:height="1.37cm" svg:x="1.234cm" svg:y="0.08cm">
              <text:p text:style-name="P4"><text:span text:style-name="T2">17 - Número no Conselho</text:span></text:p>
              <text:p text:style-name="P4"><text:span text:style-name="T2"/></text:p>
              <text:p text:style-name="P4"><text:span text:style-name="T3">|___|___|___|___|___|___|___|___|___|___|___|___|___|___|___|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Solicit e Real SP e SADT'.R14" table:end-x="1.371cm" table:end-y="0.021cm" draw:z-index="21" draw:name="Rectangle 131" draw:style-name="gr5" draw:text-style-name="P5" svg:width="1.73cm" svg:height="1.37cm" svg:x="1.229cm" svg:y="0.08cm">
              <text:p text:style-name="P4"><text:span text:style-name="T2">18 – UF</text:span></text:p>
              <text:p text:style-name="P4"><text:span text:style-name="T2"/></text:p>
              <text:p text:style-name="P4"><text:span text:style-name="T3">|___|___|</text:span></text:p>
              <text:p text:style-name="P4"><text:span text:style-name="T3"/></text:p>
              <text:p text:style-name="P4"><text:span text:style-name="T3">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'Solicit e Real SP e SADT'.T14" table:end-x="1.571cm" table:end-y="0.021cm" draw:z-index="45" draw:name="Rectangle 27" draw:style-name="gr5" draw:text-style-name="P5" svg:width="4.35cm" svg:height="1.37cm" svg:x="1.623cm" svg:y="0.08cm">
              <text:p text:style-name="P4"><text:span text:style-name="T2">19 - Código CBO</text:span></text:p>
              <text:p text:style-name="P4"><text:span text:style-name="T2"/></text:p>
              <text:p text:style-name="P4"><text:span text:style-name="T3">|___</text:span><text:span text:style-name="T7">|___|___|___|___</text:span><text:span text:style-name="T3">|___|</text:span></text:p>
              <text:p text:style-name="P4"><text:span text:style-name="T2"/></text:p>
              <text:p text:style-name="P4"><text:span text:style-name="T7"/></text:p>
              <text:p text:style-name="P4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Solicit e Real SP e SADT'.AD14" table:end-x="0.668cm" table:end-y="0.021cm" draw:z-index="47" draw:name="Rectangle 87" draw:style-name="gr5" draw:text-style-name="P5" svg:width="16.7cm" svg:height="1.37cm" svg:x="0.021cm" svg:y="0.08cm">
              <text:p text:style-name="P4"><text:span text:style-name="T2">20 - Assinatura do Profissional Solicitante</text:span></text:p>
              <text:p text:style-name="P4"><text:span text:style-name="T12"/></text:p>
              <text:p text:style-name="P4"><text:span text:style-name="T9"><text:s/></text:span><text:span text:style-name="T7">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Solicit e Real SP e SADT'.AD15" table:end-x="0.666cm" table:end-y="0.157cm" draw:z-index="29" draw:name="Rectangle 182" draw:style-name="gr7" draw:text-style-name="P6" svg:width="52.87cm" svg:height="0.45cm" svg:x="0.3cm" svg:y="0.183cm">
              <text:p text:style-name="P4"><text:span text:style-name="T2">Dados da Solicitação / Procedimentos ou Itens Assistenciais Solicitado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Solicit e Real SP e SADT'.B18" table:end-x="1.3cm" table:end-y="0.157cm" draw:z-index="2" draw:name="Rectangle 52" draw:style-name="gr5" draw:text-style-name="P5" svg:width="2.727cm" svg:height="1.329cm" svg:x="0.3cm" svg:y="0.257cm">
              <text:p text:style-name="P4"><text:span text:style-name="T2">21 - Caráter do Atendimento</text:span></text:p>
              <text:p text:style-name="P4"><text:span text:style-name="T13"><text:s text:c="10"/></text:span><text:span text:style-name="T13">|___| 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'Solicit e Real SP e SADT'.F18" table:end-x="1.138cm" table:end-y="0.198cm" draw:z-index="44" draw:name="Rectangle 87" draw:style-name="gr5" draw:text-style-name="P5" svg:width="6.83cm" svg:height="1.37cm" svg:x="1.443cm" svg:y="0.257cm">
              <text:p text:style-name="P4"><text:span text:style-name="T2">22 - Data da Solicitação</text:span></text:p>
              <text:p text:style-name="P4"><text:span text:style-name="T12"/></text:p>
              <text:p text:style-name="P4"><text:span text:style-name="T9"><text:s/></text:span><text:span text:style-name="T7"><text:s text:c="2"/></text:span><text:span text:style-name="T7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AD18" table:end-x="0.669cm" table:end-y="0.2cm" draw:z-index="3" draw:name="Rectangle 57" draw:style-name="gr5" draw:text-style-name="P5" svg:width="42.937cm" svg:height="1.37cm" svg:x="1.374cm" svg:y="0.259cm">
              <text:p text:style-name="P4"><text:span text:style-name="T2">23 - Indicação Clínica</text:span></text:p>
              <text:p text:style-name="P4"><text:span text:style-name="T9"/></text:p>
              <text:p text:style-name="P4"><text:span text:style-name="T14"/></text:p>
              <text:p text:style-name="P4"><text:span text:style-name="T1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2">
          <table:table-cell table:number-columns-repeated="29"/>
          <table:table-cell office:value-type="string">
            <text:p>'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>
            <draw:custom-shape table:end-cell-address="'Solicit e Real SP e SADT'.AD23" table:end-x="0.666cm" table:end-y="2.327cm" draw:z-index="35" draw:name="Rectangle 101" draw:style-name="gr5" draw:text-style-name="P5" svg:width="52.87cm" svg:height="4.37cm" svg:x="0.3cm" svg:y="0.338cm">
              <text:p text:style-name="P4"><text:span text:style-name="T15">24-Tabela <text:s text:c="9"/>25- Código do Procedimento <text:s text:c="30"/>26 - Descrição <text:s text:c="281"/></text:span><text:span text:style-name="T15"><text:tab/></text:span><text:span text:style-name="T15"><text:tab/></text:span><text:span text:style-name="T15"> <text:s text:c="88"/>27-Qtde. Solic. <text:s text:c="8"/>28-Qtde. Aut.</text:span></text:p>
              <text:p text:style-name="P4"><text:span text:style-name="T15"><text:s text:c="33"/></text:span><text:span text:style-name="T15">ou Item Assistencial</text:span></text:p>
              <text:p text:style-name="P4"><text:span text:style-name="T16">1</text:span><text:span text:style-name="T17"> - |___|___| <text:s text:c="2"/>|___|___|___|___|___|___|___|___|___|___| <text:s/>_____________________________________________________________________________________________________________________________________________________________________________________ <text:s text:c="4"/>|___|___|___|</text:span><text:span text:style-name="T17"><text:tab/></text:span><text:span text:style-name="T17"> <text:s text:c="2"/>|___|___|___|</text:span></text:p>
              <text:p text:style-name="P4"><text:span text:style-name="T16"><text:s text:c="2"/></text:span></text:p>
              <text:p text:style-name="P4"><text:span text:style-name="T16">2</text:span><text:span text:style-name="T17"> - |___|___| <text:s text:c="2"/>|___|___|___|___|___|___|___|___|___|___| <text:s/>_____________________________________________________________________________________________________________________________________________________________________________________ <text:s text:c="4"/>|___|___|___|</text:span><text:span text:style-name="T17"><text:tab/></text:span><text:span text:style-name="T17"> <text:s text:c="2"/>|___|___|___|</text:span></text:p>
              <text:p text:style-name="P4"><text:span text:style-name="T16"><text:s text:c="3"/></text:span></text:p>
              <text:p text:style-name="P4"><text:span text:style-name="T16">3</text:span><text:span text:style-name="T17"> - |___|___| <text:s text:c="2"/>|___|___|___|___|___|___|___|___|___|___| <text:s/>_____________________________________________________________________________________________________________________________________________________________________________________ <text:s text:c="4"/>|___|___|___|</text:span><text:span text:style-name="T17"><text:tab/></text:span><text:span text:style-name="T17"> <text:s text:c="2"/>|___|___|___|</text:span></text:p>
              <text:p text:style-name="P4"><text:span text:style-name="T16"><text:s/></text:span></text:p>
              <text:p text:style-name="P4"><text:span text:style-name="T16">4</text:span><text:span text:style-name="T17"> - |___|___| <text:s text:c="2"/>|___|___|___|___|___|___|___|___|___|___| <text:s/>_____________________________________________________________________________________________________________________________________________________________________________________ <text:s text:c="4"/>|___|___|___|</text:span><text:span text:style-name="T17"><text:tab/></text:span><text:span text:style-name="T17"> <text:s text:c="2"/>|___|___|___|</text:span></text:p>
              <text:p text:style-name="P4"><text:span text:style-name="T16"><text:s/></text:span></text:p>
              <text:p text:style-name="P4"><text:span text:style-name="T16">5</text:span><text:span text:style-name="T17"> - |___|___| <text:s text:c="2"/>|___|___|___|___|___|___|___|___|___|___| <text:s/>_____________________________________________________________________________________________________________________________________________________________________________________ <text:s text:c="4"/>|___|___|___|</text:span><text:span text:style-name="T17"><text:tab/></text:span><text:span text:style-name="T17"> <text:s text:c="2"/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>
            <draw:custom-shape table:end-cell-address="'Solicit e Real SP e SADT'.G23" table:end-x="0.235cm" table:end-y="4.447cm" draw:z-index="26" draw:name="Rectangle 171" draw:style-name="gr5" draw:text-style-name="P5" svg:width="10.58cm" svg:height="1.37cm" svg:x="0.3cm" svg:y="3.077cm">
              <text:p text:style-name="P4"><text:span text:style-name="T2">29 - Código na Operadora</text:span></text:p>
              <text:p text:style-name="P4"><text:span text:style-name="T3"><text:s text:c="2"/></text:span></text:p>
              <text:p text:style-name="P4"><text:span text:style-name="T3">|___|___|___|___|___|___|___|___|___|___|___|___|___|___|</text:span></text:p>
              <draw:enhanced-geometry svg:viewBox="0 0 21600 21600" draw:type="rectangle" draw:enhanced-path="M 0 0 L 21600 0 21600 21600 0 21600 0 0 Z N"/>
            </draw:custom-shape>
            <draw:custom-shape table:end-cell-address="'Solicit e Real SP e SADT'.AD23" table:end-x="0.666cm" table:end-y="2.927cm" draw:z-index="27" draw:name="Rectangle 172" draw:style-name="gr7" draw:text-style-name="P6" svg:width="52.87cm" svg:height="0.45cm" svg:x="0.3cm" svg:y="2.477cm">
              <text:p text:style-name="P4"><text:span text:style-name="T2">Dados do Contratado Executante</text:span></text:p>
              <draw:enhanced-geometry svg:viewBox="0 0 21600 21600" draw:type="rectangle" draw:enhanced-path="M 0 0 L 21600 0 21600 21600 0 21600 0 0 Z N"/>
            </draw:custom-shape>
            <draw:custom-shape table:end-cell-address="'Solicit e Real SP e SADT'.AD23" table:end-x="0.666cm" table:end-y="5.027cm" draw:z-index="31" draw:name="Rectangle 185" draw:style-name="gr7" draw:text-style-name="P6" svg:width="52.87cm" svg:height="0.45cm" svg:x="0.3cm" svg:y="4.577cm">
              <text:p text:style-name="P4"><text:span text:style-name="T2">Dados do Atendimento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Solicit e Real SP e SADT'.C25" table:end-x="1.069cm" table:end-y="0.036cm" draw:z-index="41" draw:name="Rectangle 72" draw:style-name="gr5" draw:text-style-name="P5" svg:width="4.28cm" svg:height="1.37cm" svg:x="0.3cm" svg:y="5.177cm">
              <text:p text:style-name="P4"><text:span text:style-name="T2">32-Tipo de <text:s/>Atendimento</text:span></text:p>
              <text:p text:style-name="P4"><text:span text:style-name="T12"><text:s/></text:span></text:p>
              <text:p text:style-name="P4"><text:span text:style-name="T18"><text:s text:c="13"/></text:span><text:span text:style-name="T3"><text:s/></text:span><text:span text:style-name="T3">|___|___| </text:span><text:span text:style-name="T19">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Solicit e Real SP e SADT'.I25" table:end-x="1.213cm" table:end-y="0.036cm" draw:z-index="40" draw:name="Rectangle 48" draw:style-name="gr5" draw:text-style-name="P5" svg:width="10.53cm" svg:height="1.37cm" svg:x="1.385cm" svg:y="5.177cm">
              <text:p text:style-name="P4"><text:span text:style-name="T2">33 - Indicação de Acidente <text:s/>(acidente ou doença relacionada)</text:span></text:p>
              <text:p text:style-name="P4"><text:span text:style-name="T3"><text:s text:c="22"/></text:span></text:p>
              <text:p text:style-name="P4"><text:span text:style-name="T3"><text:s text:c="50"/></text:span><text:span text:style-name="T3">|___| 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Z23" table:end-x="1.093cm" table:end-y="4.447cm" draw:z-index="28" draw:name="Rectangle 173" draw:style-name="gr5" draw:text-style-name="P5" svg:width="35.05cm" svg:height="1.37cm" svg:x="0.767cm" svg:y="3.077cm">
              <text:p text:style-name="P4"><text:span text:style-name="T2">30 - Nome do Contratado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Solicit e Real SP e SADT'.L25" table:end-x="0.252cm" table:end-y="0.036cm" draw:z-index="42" draw:name="Rectangle 15" draw:style-name="gr5" draw:text-style-name="P5" svg:width="3.9cm" svg:height="1.37cm" svg:x="1.703cm" svg:y="5.177cm">
              <text:p text:style-name="P4"><text:span text:style-name="T2">34 - Tipo de Consulta</text:span></text:p>
              <text:p text:style-name="P4"><text:span text:style-name="T3"/></text:p>
              <text:p text:style-name="P4"><text:span text:style-name="T18"><text:s text:c="17"/></text:span><text:span text:style-name="T3">|___|</text:span><text:span text:style-name="T18"> </text:span><text:span text:style-name="T3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Solicit e Real SP e SADT'.P25" table:end-x="1.177cm" table:end-y="0.036cm" draw:z-index="54" draw:name="Rectangle 49" draw:style-name="gr5" draw:text-style-name="P5" svg:width="7.82cm" svg:height="1.37cm" svg:x="0.686cm" svg:y="5.177cm">
              <text:p text:style-name="P4"><text:span text:style-name="T2">35 - Motivo de Encerramento do Atendimento</text:span></text:p>
              <text:p text:style-name="P4"><text:span text:style-name="T3"><text:s text:c="5"/></text:span></text:p>
              <text:p text:style-name="P4"><text:span text:style-name="T3"><text:s text:c="30"/></text:span><text:span text:style-name="T3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  <table:table-cell>
            <draw:custom-shape table:end-cell-address="'Solicit e Real SP e SADT'.AD23" table:end-x="0.668cm" table:end-y="4.447cm" draw:z-index="46" draw:name="Rectangle 27" draw:style-name="gr5" draw:text-style-name="P5" svg:width="5.85cm" svg:height="1.37cm" svg:x="0.169cm" svg:y="3.077cm">
              <text:p text:style-name="P4"><text:span text:style-name="T2">31 - Código CNES</text:span></text:p>
              <text:p text:style-name="P4"><text:span text:style-name="T12"/></text:p>
              <text:p text:style-name="P4"><text:span text:style-name="T17"><text:s text:c="4"/></text:span><text:span text:style-name="T17">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7"/>
        </table:table-row>
        <table:table-row table:style-name="ro6">
          <table:table-cell table:number-columns-repeated="1024"/>
        </table:table-row>
        <table:table-row table:style-name="ro2">
          <table:table-cell>
            <draw:custom-shape table:end-cell-address="'Solicit e Real SP e SADT'.AD26" table:end-x="0.666cm" table:end-y="0.19cm" draw:z-index="32" draw:name="Rectangle 193" draw:style-name="gr7" draw:text-style-name="P6" svg:width="52.87cm" svg:height="0.45cm" svg:x="0.3cm" svg:y="0.216cm">
              <text:p text:style-name="P4"><text:span text:style-name="T2">Dados da Execução / Procedimentos e Exames Realizado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3"/>
          <table:table-cell table:style-name="ce3"/>
          <table:table-cell table:number-columns-repeated="999"/>
        </table:table-row>
        <table:table-row table:style-name="ro2">
          <table:table-cell>
            <draw:custom-shape table:end-cell-address="'Solicit e Real SP e SADT'.AD33" table:end-x="0.666cm" table:end-y="1.197cm" draw:z-index="43" draw:name="Rectangle 58" draw:style-name="gr5" draw:text-style-name="P5" svg:width="52.87cm" svg:height="4.4cm" svg:x="0.3cm" svg:y="0.34cm">
              <text:p text:style-name="P4"><text:span text:style-name="T2"><text:s text:c="3"/></text:span><text:span text:style-name="T2">36-Data <text:s text:c="49"/>37-Hora Inicial <text:s text:c="3"/>38-Hora Final <text:s/>39-Tabela <text:s/>40-Código do Procedimento <text:s text:c="3"/>41-Descrição <text:s text:c="106"/>42 - Qtde. <text:s text:c="6"/>43-Via <text:s/>44-Tec. <text:s/>45- Fator Red./Acresc. <text:s text:c="3"/>46-Valor Unitário (R$) <text:s text:c="17"/>47-Valor Total (R$)</text:span></text:p>
              <text:p text:style-name="P4"><text:span text:style-name="T9"><text:s text:c="2"/></text:span></text:p>
              <text:p text:style-name="P4"><text:span text:style-name="T9">1</text:span><text:span text:style-name="T2">-|___|___|/|___|___|/|___|___|___|___| <text:s/>|__|__|:|__|__| a |__|__|:|__|__| <text:s text:c="2"/>|___|___| <text:s/></text:span><text:span text:style-name="T17"><text:s/>|__|__|__|__|__|__|__|__|__|__|</text:span><text:span text:style-name="T2"> <text:s/>_______________________________________________________________ <text:s/></text:span><text:span text:style-name="T20">|___|___|___| <text:s text:c="2"/>|___| <text:s text:c="3"/>|___| <text:s text:c="10"/></text:span><text:span text:style-name="T21">|___|,|___|___| <text:s text:c="11"/>|___|___|___|___|___|___|,|___|___| <text:s/>|___|___|___|___|___|___|,|___|___|</text:span></text:p>
              <text:p text:style-name="P4"><text:span text:style-name="T22"><text:s/></text:span></text:p>
              <text:p text:style-name="P4"><text:span text:style-name="T9">2</text:span><text:span text:style-name="T2">-|___|___|/|___|___|/|___|___|___|___| <text:s/>|__|__|:|__|__| a |__|__|:|__|__| <text:s text:c="2"/>|___|___| <text:s/></text:span><text:span text:style-name="T17"><text:s/>|__|__|__|__|__|__|__|__|__|__|</text:span><text:span text:style-name="T2"> <text:s/>_______________________________________________________________ <text:s/></text:span><text:span text:style-name="T20">|___|___|___| <text:s text:c="2"/>|___| <text:s text:c="3"/>|___| <text:s text:c="10"/></text:span><text:span text:style-name="T21">|___|,|___|___| <text:s text:c="11"/>|___|___|___|___|___|___|,|___|___| <text:s/>|___|___|___|___|___|___|,|___|___|</text:span></text:p>
              <text:p text:style-name="P4"><text:span text:style-name="T22"><text:s/></text:span></text:p>
              <text:p text:style-name="P4"><text:span text:style-name="T9">3</text:span><text:span text:style-name="T2">-|___|___|/|___|___|/|___|___|___|___| <text:s/>|__|__|:|__|__| a |__|__|:|__|__| <text:s text:c="2"/>|___|___| <text:s/></text:span><text:span text:style-name="T17"><text:s/>|__|__|__|__|__|__|__|__|__|__|</text:span><text:span text:style-name="T2"> <text:s/>_______________________________________________________________ <text:s/></text:span><text:span text:style-name="T20">|___|___|___| <text:s text:c="2"/>|___| <text:s text:c="3"/>|___| <text:s text:c="10"/></text:span><text:span text:style-name="T21">|___|,|___|___| <text:s text:c="11"/>|___|___|___|___|___|___|,|___|___| <text:s/>|___|___|___|___|___|___|,|___|___|</text:span></text:p>
              <text:p text:style-name="P4"><text:span text:style-name="T21"><text:s text:c="2"/></text:span></text:p>
              <text:p text:style-name="P4"><text:span text:style-name="T9">4</text:span><text:span text:style-name="T2">-|___|___|/|___|___|/|___|___|___|___| <text:s/>|__|__|:|__|__| a |__|__|:|__|__| <text:s text:c="2"/>|___|___| <text:s/></text:span><text:span text:style-name="T17"><text:s/>|__|__|__|__|__|__|__|__|__|__|</text:span><text:span text:style-name="T2"> <text:s/>_______________________________________________________________ <text:s/></text:span><text:span text:style-name="T20">|___|___|___| <text:s text:c="2"/>|___| <text:s text:c="3"/>|___| <text:s text:c="10"/></text:span><text:span text:style-name="T21">|___|,|___|___| <text:s text:c="11"/>|___|___|___|___|___|___|,|___|___| <text:s/>|___|___|___|___|___|___|,|___|___|</text:span></text:p>
              <text:p text:style-name="P4"><text:span text:style-name="T21"><text:s/></text:span></text:p>
              <text:p text:style-name="P4"><text:span text:style-name="T9">5</text:span><text:span text:style-name="T2">-|___|___|/|___|___|/|___|___|___|___| <text:s/>|__|__|:|__|__| a |__|__|:|__|__| <text:s text:c="2"/>|___|___| <text:s/></text:span><text:span text:style-name="T17"><text:s/>|__|__|__|__|__|__|__|__|__|__|</text:span><text:span text:style-name="T2"> <text:s/>_______________________________________________________________ <text:s/></text:span><text:span text:style-name="T20">|___|___|___| <text:s text:c="2"/>|___| <text:s text:c="3"/>|___| <text:s text:c="10"/></text:span><text:span text:style-name="T21">|___|,|___|___| <text:s text:c="11"/>|___|___|___|___|___|___|,|___|___| <text:s/>|__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8">
          <table:table-cell>
            <draw:custom-shape table:end-cell-address="'Solicit e Real SP e SADT'.AD39" table:end-x="0.666cm" table:end-y="0.196cm" draw:z-index="48" draw:name="Rectangle 121" draw:style-name="gr5" draw:text-style-name="P5" svg:width="52.87cm" svg:height="3.85cm" svg:x="0.3cm" svg:y="1.917cm">
              <text:p text:style-name="P4"><text:span text:style-name="T2">48-Seq.Ref <text:s/>49-Grau Part. <text:s/>50-Código na Operadora/CPF <text:s text:c="51"/>51-Nome do Profissional <text:s text:c="149"/>52-Conselho <text:s text:c="2"/>53-Número no Conselho <text:s text:c="65"/>54-UF <text:s text:c="5"/>55-Código CBO</text:span></text:p>
              <text:p text:style-name="P4"><text:span text:style-name="T2"><text:s text:c="340"/></text:span><text:span text:style-name="T2">Profissional <text:s text:c="42"/></text:span></text:p>
              <text:p text:style-name="P4"><text:span text:style-name="T3">|___|___| <text:s text:c="7"/>|___|___| <text:s text:c="7"/>|___|___|___|___|___|___|___|___|___|___|___|___|___|___| <text:s text:c="3"/>________________________________________________________________________________________________ <text:s text:c="3"/>|___|___| <text:s text:c="4"/>|___|___|___|___|___|___|___|___|___|___|___|___|___|___|___| <text:s/>|___|___| <text:s text:c="2"/>|___</text:span><text:span text:style-name="T7">|___|___|___|___</text:span><text:span text:style-name="T3">|___| <text:s text:c="5"/></text:span></text:p>
              <text:p text:style-name="P4"><text:span text:style-name="T3"/></text:p>
              <text:p text:style-name="P4"><text:span text:style-name="T3">|___|___| <text:s text:c="7"/>|___|___| <text:s text:c="7"/>|___|___|___|___|___|___|___|___|___|___|___|___|___|___| <text:s text:c="3"/>________________________________________________________________________________________________ <text:s text:c="3"/>|___|___| <text:s text:c="4"/>|___|___|___|___|___|___|___|___|___|___|___|___|___|___|___| <text:s/>|___|___| <text:s text:c="2"/>|___</text:span><text:span text:style-name="T7">|___|___|___|___</text:span><text:span text:style-name="T3">|___|</text:span></text:p>
              <text:p text:style-name="P4"><text:span text:style-name="T3"/></text:p>
              <text:p text:style-name="P4"><text:span text:style-name="T3">|___|___| <text:s text:c="7"/>|___|___| <text:s text:c="7"/>|___|___|___|___|___|___|___|___|___|___|___|___|___|___| <text:s text:c="3"/>________________________________________________________________________________________________ <text:s text:c="3"/>|___|___| <text:s text:c="4"/>|___|___|___|___|___|___|___|___|___|___|___|___|___|___|___| <text:s/>|___|___| <text:s text:c="2"/>|___</text:span><text:span text:style-name="T7">|___|___|___|___</text:span><text:span text:style-name="T3">|___| <text:s text:c="4"/></text:span></text:p>
              <text:p text:style-name="P4"><text:span text:style-name="T3"/></text:p>
              <text:p text:style-name="P4"><text:span text:style-name="T3">|___|___| <text:s text:c="7"/>|___|___| <text:s text:c="7"/>|___|___|___|___|___|___|___|___|___|___|___|___|___|___| <text:s text:c="3"/>________________________________________________________________________________________________ <text:s text:c="3"/>|___|___| <text:s text:c="4"/>|___|___|___|___|___|___|___|___|___|___|___|___|___|___|___| <text:s/>|___|___| <text:s text:c="2"/>|___</text:span><text:span text:style-name="T7">|___|___|___|___</text:span><text:span text:style-name="T3">|___|</text:span></text:p>
              <text:p text:style-name="P4"><text:span text:style-name="T3"/></text:p>
              <text:p text:style-name="P4"><text:span text:style-name="T3"><text:s text:c="2"/></text:span></text:p>
              <text:p text:style-name="P4"><text:span text:style-name="T13"/></text:p>
              <draw:enhanced-geometry svg:viewBox="0 0 21600 21600" draw:type="rectangle" draw:enhanced-path="M 0 0 L 21600 0 21600 21600 0 21600 0 0 Z N"/>
            </draw:custom-shape>
            <draw:custom-shape table:end-cell-address="'Solicit e Real SP e SADT'.AD33" table:end-x="0.666cm" table:end-y="1.797cm" draw:z-index="50" draw:name="Rectangle 193" draw:style-name="gr7" draw:text-style-name="P6" svg:width="52.87cm" svg:height="0.45cm" svg:x="0.3cm" svg:y="1.347cm">
              <text:p text:style-name="P4"><text:span text:style-name="T2">Identificação do(s) Profissional(is) Executante(s)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custom-shape table:end-cell-address="'Solicit e Real SP e SADT'.AD43" table:end-x="0.666cm" table:end-y="0.372cm" draw:z-index="34" draw:name="Rectangle 205" draw:style-name="gr5" draw:text-style-name="P5" svg:width="52.87cm" svg:height="1.94cm" svg:x="0.3cm" svg:y="0.336cm">
              <text:p text:style-name="P4"><text:span text:style-name="T20">56</text:span><text:span text:style-name="T2">-Data de Realização de Procedimentos em Série <text:s/>57-Assinatura do Beneficiário ou Responsável</text:span><text:span text:style-name="T9"> </text:span></text:p>
              <text:p text:style-name="P4"><text:span text:style-name="T9"/></text:p>
              <text:p text:style-name="P4"><text:span text:style-name="T2">1</text:span><text:span text:style-name="T3">- |___|___|/|___|___|/|___|___|___|___| <text:s text:c="6"/>__________________ <text:s/></text:span><text:span text:style-name="T2"><text:s/>3</text:span><text:span text:style-name="T3"> - |___|___|/|___|___|/|___|___|___|___| <text:s/>__________________ <text:s text:c="2"/></text:span><text:span text:style-name="T2">5</text:span><text:span text:style-name="T3"> - |___|___|/|___|___|/|___|___|___|___| _______________ </text:span><text:span text:style-name="T2"><text:s/>7</text:span><text:span text:style-name="T3"> - |___|___|/|___|___|/|___|___|___|___| <text:s/>_______________ <text:s text:c="5"/></text:span><text:span text:style-name="T2">9</text:span><text:span text:style-name="T3"> - |___|___|/|___|___|/|___|___|___|___| <text:s/>_________________</text:span></text:p>
              <text:p text:style-name="P4"><text:span text:style-name="T12"><text:s/></text:span></text:p>
              <text:p text:style-name="P4"><text:span text:style-name="T2">2</text:span><text:span text:style-name="T3">- |___|___|/|___|___|/|___|___|___|___| <text:s text:c="6"/>__________________ <text:s/></text:span><text:span text:style-name="T2"><text:s/>4</text:span><text:span text:style-name="T3"> - |___|___|/|___|___|/|___|___|___|___| <text:s/>__________________ <text:s text:c="2"/>6 - |___|___|/|___|___|/|___|___|___|___| _______________ </text:span><text:span text:style-name="T2"><text:s/>8</text:span><text:span text:style-name="T3"> - |___|___|/|___|___|/|___|___|___|___| <text:s/>_______________ <text:s text:c="4"/>10 - |___|___|/|___|___|/|___|___|___|___| <text:s/>________________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custom-shape table:end-cell-address="'Solicit e Real SP e SADT'.AD48" table:end-x="0.666cm" table:end-y="0.16cm" draw:z-index="36" draw:name="Rectangle 209" draw:style-name="gr10" draw:text-style-name="P6" svg:width="52.87cm" svg:height="2.03cm" svg:x="0.3cm" svg:y="0.035cm">
              <text:p text:style-name="P4"><text:span text:style-name="T2">58-Observação / Justificativa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custom-shape table:end-cell-address="'Solicit e Real SP e SADT'.E50" table:end-x="0.552cm" table:end-y="0.688cm" draw:z-index="6" draw:name="Rectangle 89" draw:style-name="gr5" draw:text-style-name="P5" svg:width="7.33cm" svg:height="1.37cm" svg:x="0.3cm" svg:y="0.27cm">
              <text:p text:style-name="P4"><text:span text:style-name="T2">59 - Total de Procedimentos (R$)</text:span></text:p>
              <text:p text:style-name="P4"><text:span text:style-name="T10"/></text:p>
              <text:p text:style-name="P4"><text:span text:style-name="T3"><text:s/></text:span><text:span text:style-name="T3">|___|___|__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I50" table:end-x="1.107cm" table:end-y="0.688cm" draw:z-index="7" draw:name="Rectangle 91" draw:style-name="gr5" draw:text-style-name="P5" svg:width="7.43cm" svg:height="1.37cm" svg:x="0.812cm" svg:y="0.27cm">
              <text:p text:style-name="P4"><text:span text:style-name="T2">60 - Total de Taxas e Aluguéis (R$)</text:span></text:p>
              <text:p text:style-name="P4"><text:span text:style-name="T12"/></text:p>
              <text:p text:style-name="P4"><text:span text:style-name="T7"><text:s/></text:span><text:span text:style-name="T7">|___|___|__</text:span><text:span text:style-name="T3">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M50" table:end-x="1.693cm" table:end-y="0.688cm" draw:z-index="8" draw:name="Rectangle 92" draw:style-name="gr5" draw:text-style-name="P5" svg:width="7.34cm" svg:height="1.37cm" svg:x="1.487cm" svg:y="0.27cm">
              <text:p text:style-name="P4"><text:span text:style-name="T2">61 - Total de Materiais (R$)</text:span></text:p>
              <text:p text:style-name="P4"><text:span text:style-name="T12"/></text:p>
              <text:p text:style-name="P4"><text:span text:style-name="T7"><text:s/></text:span><text:span text:style-name="T7">|___|</text:span><text:span text:style-name="T3">___|__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Solicit e Real SP e SADT'.R50" table:end-x="0.355cm" table:end-y="0.688cm" draw:z-index="51" draw:name="Rectangle 92" draw:style-name="gr5" draw:text-style-name="P5" svg:width="7.28cm" svg:height="1.37cm" svg:x="0.209cm" svg:y="0.27cm">
              <text:p text:style-name="P4"><text:span text:style-name="T2">62- Total de OPME (R$)</text:span></text:p>
              <text:p text:style-name="P4"><text:span text:style-name="T12"/></text:p>
              <text:p text:style-name="P4"><text:span text:style-name="T7"><text:s/></text:span><text:span text:style-name="T7">|___|</text:span><text:span text:style-name="T3">___|__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U50" table:end-x="1.679cm" table:end-y="0.688cm" draw:z-index="9" draw:name="Rectangle 94" draw:style-name="gr5" draw:text-style-name="P5" svg:width="7.18cm" svg:height="1.37cm" svg:x="0.685cm" svg:y="0.27cm">
              <text:p text:style-name="P4"><text:span text:style-name="T2">63 - Total de Medicamentos (R$)</text:span></text:p>
              <text:p text:style-name="P4"><text:span text:style-name="T10"/></text:p>
              <text:p text:style-name="P4"><text:span text:style-name="T7">|___|__</text:span><text:span text:style-name="T3">_|__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Z50" table:end-x="0.191cm" table:end-y="0.688cm" draw:z-index="11" draw:name="Rectangle 104" draw:style-name="gr5" draw:text-style-name="P5" svg:width="7.19cm" svg:height="1.37cm" svg:x="0.135cm" svg:y="0.27cm">
              <text:p text:style-name="P4"><text:span text:style-name="T2">64 - Total de Gases Medicinais (R$)</text:span></text:p>
              <text:p text:style-name="P4"><text:span text:style-name="T10"/></text:p>
              <text:p text:style-name="P4"><text:span text:style-name="T7">|___|___|__</text:span><text:span text:style-name="T3">_|__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 e Real SP e SADT'.AD50" table:end-x="0.706cm" table:end-y="0.688cm" draw:z-index="12" draw:name="Rectangle 105" draw:style-name="gr5" draw:text-style-name="P5" svg:width="7.39cm" svg:height="1.37cm" svg:x="0.451cm" svg:y="0.27cm">
              <text:p text:style-name="P4"><text:span text:style-name="T2">65 - Total Geral (R$)</text:span></text:p>
              <text:p text:style-name="P4"><text:span text:style-name="T10"/></text:p>
              <text:p text:style-name="P4"><text:span text:style-name="T10"><text:s/></text:span><text:span text:style-name="T7">|___|___|___|__</text:span><text:span text:style-name="T3">_|___|___|___|___|,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9">
          <table:table-cell>
            <draw:custom-shape table:end-cell-address="'Solicit e Real SP e SADT'.K53" table:end-x="0.31cm" table:end-y="0.003cm" draw:z-index="5" draw:name="Rectangle 88" draw:style-name="gr11" draw:text-style-name="P5" svg:width="17.79cm" svg:height="1.37cm" svg:x="0.3cm" svg:y="0.798cm">
              <text:p text:style-name="P4"><text:span text:style-name="T2">66 <text:s/>- Assinatura do Responsável pela Autorização</text:span></text:p>
              <text:p text:style-name="P4"><text:span text:style-name="T12"/></text:p>
              <text:p text:style-name="P4"><text:span text:style-name="T12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custom-shape table:end-cell-address="'Solicit e Real SP e SADT'.T53" table:end-x="1.043cm" table:end-y="0.003cm" draw:z-index="25" draw:name="Rectangle 17" draw:style-name="gr8" draw:text-style-name="P5" svg:width="17.17cm" svg:height="1.37cm" svg:x="0.76cm" svg:y="0.798cm">
              <text:p text:style-name="P4"><text:span text:style-name="T2">67 - Assinatura do Beneficiário ou Responsável</text:span></text:p>
              <text:p text:style-name="P4"><text:span text:style-name="T12"/></text:p>
              <text:p text:style-name="P4"><text:span text:style-name="T3">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>
            <draw:custom-shape table:end-cell-address="'Solicit e Real SP e SADT'.AD53" table:end-x="0.714cm" table:end-y="0.003cm" draw:z-index="4" draw:name="Rectangle 86" draw:style-name="gr8" draw:text-style-name="P5" svg:width="17.028cm" svg:height="1.37cm" svg:x="1.523cm" svg:y="0.798cm">
              <text:p text:style-name="P4"><text:span text:style-name="T2">68 - Assinatura do Contratado</text:span></text:p>
              <text:p text:style-name="P4"><text:span text:style-name="T3"><text:s text:c="2"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1"/>
          <table:table-cell table:style-name="ce2"/>
          <table:table-cell table:number-columns-repeated="1002"/>
        </table:table-row>
        <table:table-row table:style-name="ro10">
          <table:table-cell table:number-columns-repeated="21"/>
          <table:table-cell office:value-type="string">
            <text:p><text:s text:c="6"/></text:p>
          </table:table-cell>
          <table:table-cell table:number-columns-repeated="1002"/>
        </table:table-row>
        <table:table-row table:style-name="ro11">
          <table:table-cell table:number-columns-repeated="1024"/>
        </table:table-row>
        <table:table-row table:style-name="ro12" table:number-rows-repeated="6548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xcel_BuiltIn_Print_Area_1" table:base-cell-address="$'Solicit e Real SP e SADT'.$A$1" table:cell-range-address="$'Solicit e Real SP e SADT'.$A$1:.$AC$5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</number:text>
      <number:number number:decimal-places="0" number:min-integer-digits="1" number:grouping="true"/>
      <number:text> </number:text>
    </number:number-style>
    <number:number-style style:name="N140">
      <number:text>(R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</number:text>
      <number:number number:decimal-places="2" number:min-integer-digits="1" number:grouping="true"/>
      <number:text> </number:text>
    </number:number-style>
    <number:number-style style:name="N143">
      <number:text>(R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R$</number:text>
      <number:number number:decimal-places="0" number:min-integer-digits="1" number:grouping="true"/>
      <number:text> </number:text>
    </number:number-style>
    <number:number-style style:name="N148P1" style:volatile="true">
      <number:text> R$(</number:text>
      <number:number number:decimal-places="0" number:min-integer-digits="1" number:grouping="true"/>
      <number:text>)</number:text>
    </number:number-style>
    <number:number-style style:name="N148P2" style:volatile="true">
      <number:text> R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$</number:text>
      <number:number number:decimal-places="2" number:min-integer-digits="1" number:grouping="true"/>
      <number:text> </number:text>
    </number:number-style>
    <number:number-style style:name="N152P1" style:volatile="true">
      <number:text> R$(</number:text>
      <number:number number:decimal-places="2" number:min-integer-digits="1" number:grouping="true"/>
      <number:text>)</number:text>
    </number:number-style>
    <number:number-style style:name="N152P2" style:volatile="true">
      <number:text> R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Sim</number:text>
    </number:number-style>
    <number:number-style style:name="N154P1" style:volatile="true">
      <number:text>Sim</number:text>
    </number:number-style>
    <number:number-style style:name="N154">
      <number:text>Nã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Verdadeiro</number:text>
    </number:number-style>
    <number:number-style style:name="N156P1" style:volatile="true">
      <number:text>Verdadeiro</number:text>
    </number:number-style>
    <number:number-style style:name="N156">
      <number:text>Fals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tivar</number:text>
    </number:number-style>
    <number:number-style style:name="N158P1" style:volatile="true">
      <number:text>Ativar</number:text>
    </number:number-style>
    <number:number-style style:name="N158">
      <number:text>Desativar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6cm" fo:margin-right="1.6cm" style:shadow="none" fo:background-color="transparent" style:first-page-number="continue" style:scale-to="56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026cm" fo:margin-bottom="0.026cm" fo:margin-left="0.6cm" fo:margin-right="0.3cm" style:shadow="none" fo:background-color="transparent" style:first-page-number="continue" style:scale-to="52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3cm" fo:margin-right="0.3cm" style:first-page-number="continue" style:scale-to-X="1" style:scale-to-Y="1" style:writing-mode="lr-tb"/>
      <style:header-style>
        <style:header-footer-properties fo:min-height="0.751cm" fo:margin-left="1.6cm" fo:margin-right="1.6cm" fo:margin-bottom="0cm"/>
      </style:header-style>
      <style:footer-style>
        <style:header-footer-properties fo:min-height="0.751cm" fo:margin-left="1.6cm" fo:margin-right="1.6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23/10/2013</text:date>, <text:time>17:1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olicit_20_e_20_Real_20_SP_20_e_20_SADT" style:display-name="PageStyle_Solicit e Real SP e SAD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o" style:display-name="PageStyle_vers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o_20_1" style:display-name="PageStyle_verso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24:43</meta:creation-date>
    <meta:generator>LibreOffice/3.4$Win32 LibreOffice_project/340m1$Build-502</meta:generator>
    <meta:editing-duration>PT3H3M19S</meta:editing-duration>
    <meta:editing-cycles>32</meta:editing-cycles>
    <dc:date>2013-10-23T17:17:39.30</dc:date>
    <meta:print-date>2013-09-18T16:46:44.95</meta:print-date>
    <meta:document-statistic meta:table-count="1" meta:cell-count="2" meta:object-count="55"/>
  </office:meta>
</office:document-meta>
</file>